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2.99cm"/>
        </style:tab-stops>
      </style:paragraph-properties>
    </style:style>
    <style:style style:name="P2"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brainstorm med Jens Børsting</text:p>
      <text:p text:style-name="Standard">Hvorfor er Jens relevant når vi snakker foreninger</text:p>
      <text:p text:style-name="Standard">Jens har 40 års erfaring med foreningsarbejde. 30 år med orienteringsløb. Har dyrket idræt på elitenivou i 10 år. Har beskæftiget sig med idrætsplanlægning og markedsføring især på det folkelige plan. </text:p>
      <text:p text:style-name="Standard"/>
      <text:p text:style-name="Standard">Hvad er orienteringsløb</text:p>
      <text:p text:style-name="Standard">o-løb er i sin grunlæggende form en sport hvor man med kort og kompas hurtigsts muligt skal finde nogle udlagte poster, typisk i en skov. (søg evt. på orienteringsløbs kort på google images)</text:p>
      <text:p text:style-name="Standard"><text:line-break/><text:line-break/>problemer:</text:p>
      <text:p text:style-name="Standard">På trods af at danmark har nogle af verdens absolut bedste o-løbere, er medlemsudvikling i bedste fald stillestående. Samtidig er hovedparten af medlemmerne der dyrker orienteringsløb over 45 år.</text:p>
      <text:p text:style-name="Standard">o-løb er ikke særlig tilskuervenlig<text:line-break/><text:tab/>da o-løb er karikteriseret ved at o-løberen får et kort, løber ind i skoven og så ser man ikke vedkommede før han/hun kommer tilbage til start/slut posten.</text:p>
      <text:p text:style-name="Standard">o-løb har svært ved at tiltrække unge medlemmer<text:line-break/><text:tab/>Der bliver allerede i dag lagt mange kræfter i ungdomsarbejde ved forbedring af kort, træninger, kvalitet ved stævner og bedre kursus/uddanelser. Men en anden måde at gøre sporten mere attraktiv for de unge kunne være at gøre den mere synlig både for udøveren selv (de sociale nætværk) og for medierne. Bedre mulighed for at analysere og sammenligne med andre o-løbere.</text:p>
      <text:p text:style-name="Standard">et o-løb er besværligt at sætte op og rydde op, pga af de fysiske poster der skal ud i skoven</text:p>
      <text:p text:style-name="Standard"/>
      <text:p text:style-name="Standard"/>
      <text:p text:style-name="Standard">casual o-løbere<text:line-break/>den enkelte o-løber vil gerne forbedre sin præstationer og synliggøre dem. Til dette mangler der en mere detaljeret analyse og målbar metode.</text:p>
      <text:p text:style-name="Standard">hvad er problemet?<text:line-break/>Han kan ikke sammenligne hans løb på det anvendte kort med andre løbere, som har løbet samme bane eller delstræk. Her er det interessant for løberen at kigge på vejvalg og hastighed mellem posterne, og endda helt ned til de forskellige faser af delstrækkene. Derudover kan han ikke dele hans oplevelse på de sociale medier, hverken live eller som upload efterfølgende.</text:p>
      <text:p text:style-name="Standard">Hvorfor er det et problem<text:line-break/>trenden vi ser i dag er at for at en sport er interresant, især for unge mennesker, skal man helst kunne dele den på de sociale medier. For at kunne dygtiggøre sig er det vigtig at kunne sammenligne detaljeret med andre, lige nu er tiderne mellem hver post (stræktiderne) det eneste der kan sammenlignes og analyseres på. <text:line-break/>Disse 2 områder er o-løb ikke særlig velegnet til i øjeblikket.</text:p>
      <text:p text:style-name="Standard"><text:soft-page-break/>Hvor og hvornår opstår problemet<text:line-break/>ved evalueringen af trænings-orienteringsløb og konkurrencer.</text:p>
      <text:p text:style-name="Standard">Hvordan håndteres problemet i dag<text:line-break/>problemet håndteres i dag ved at sammenligne skemaer med stræktider og hvis muligt manuelt indtegnede vejvalg på kort efter løberens hukommelse. Der findes nogle apps, gps-ure mm. som kan løse delelementer af problemet, dog er alle disse karakteriseret ved ikke at være særlig brugervenlige og dækker kun delområder eller er meget dyre.</text:p>
      <text:p text:style-name="P1">Træneren<text:tab/><text:line-break/>vil gerne have reduceret sin arbejdsmængde i forbindelse med forberedelse og oprydning af træning. Vil gerne forbedre kvaliteten af træning til den enkelte løber. Vil i denne forbindelse gerne kunne følge løbet live og have mulighed for at give input undervejs, Samt efterfølgende kunne analysere den enkelte løbers tur detaljeret sammen med løberen og evt. sammenligne med andre løbere.</text:p>
      <text:p text:style-name="Standard">Hvad er problemet<text:line-break/>vedkommende skal ud og forberede løb i skoven, ved at sætte poster ud (som også skal indsamles efter løbet). Han kan ikke følge løberne undervejs i skoven, med mindre han løber i hælene på en. Hvis løberen ikke kan huske hvor vedkommende har løbet eller var faret vild, har træneren svært ved at give sikker og brugbar kritik. Træneren har ingen mulighed for at komme med input under løbet. </text:p>
      <text:p text:style-name="Standard">Hvorfor er det et problem<text:line-break/>det tager omkring 2 timer at forberede en træning med at lave baner og printe kort. Herefter ca. 3 timer at sætte posterne ud i skoven. Selve træningen vare omkring 4 timer, under selve løbet har trænere ikke rigtig nogle opgaver. Til sidst tager det ca 2-3 timer at samle posterne ind igen. Dette er hvis træningen arrangeres alene. Ofte er man flere til at hjælpes ad. Det er også et problem at alle skal løbe samtidig, da posterne kun er ude i en hvis tid, dermed skal alle træne samme moment som f.eks. stafet, højdekurver, vejvalg osv. Der findes permanente poster, men disse er ikke lige så interessante efter man han fundet dem en eller to gange. </text:p>
      <text:p text:style-name="Standard">Vi er nået hertil lige nu, vi arbejder videre, men nu har i i hvert fald en ide om hvad det kommer til at handle om.<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da" fo:country="DK"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da" fo:country="DK"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ja</meta:initial-creator>
    <meta:editing-cycles>1</meta:editing-cycles>
    <meta:creation-date>2015-02-13T09:16:00</meta:creation-date>
    <dc:date>2015-02-17T11:55:00.07</dc:date>
    <meta:editing-duration>PT1M36S</meta:editing-duration>
    <meta:generator>OpenOffice/4.1.0$Win32 OpenOffice.org_project/410m18$Build-9764</meta:generator>
    <meta:document-statistic meta:table-count="0" meta:image-count="0" meta:object-count="0" meta:page-count="2" meta:paragraph-count="19" meta:word-count="740" meta:character-count="44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